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color="#bdd2e7" style:font-name="Droid Sans Mono" fo:font-size="10.5pt" fo:font-weight="normal" fo:background-color="#101e2c"/>
    </style:style>
    <style:style style:name="P2" style:family="paragraph" style:parent-style-name="Standard">
      <style:paragraph-properties style:line-height-at-least="0.423cm"/>
      <style:text-properties fo:color="#bdd2e7" style:font-name="Droid Sans Mono" fo:font-size="10.5pt" fo:font-weight="normal" officeooo:paragraph-rsid="000b771e" fo:background-color="#101e2c"/>
    </style:style>
    <style:style style:name="P3" style:family="paragraph" style:parent-style-name="Standard">
      <style:paragraph-properties style:line-height-at-least="0.635cm"/>
      <style:text-properties fo:color="#bdd2e7" style:font-name="Droid Sans Mono" fo:font-size="10.5pt" fo:font-weight="normal" fo:background-color="#101e2c"/>
    </style:style>
    <style:style style:name="P4" style:family="paragraph" style:parent-style-name="Standard">
      <style:text-properties fo:color="#bdd2e7" style:font-name="Droid Sans Mono" fo:font-size="10.5pt" fo:font-weight="normal" officeooo:rsid="000b771e" officeooo:paragraph-rsid="000b771e" fo:background-color="#101e2c"/>
    </style:style>
    <style:style style:name="P5" style:family="paragraph" style:parent-style-name="Standard">
      <style:text-properties fo:color="#bdd2e7" style:font-name="Droid Sans Mono" fo:font-size="10.5pt" fo:font-weight="normal" officeooo:paragraph-rsid="000b771e" fo:background-color="#101e2c"/>
    </style:style>
    <style:style style:name="P6" style:family="paragraph" style:parent-style-name="Standard">
      <style:paragraph-properties style:line-height-at-least="0.423cm"/>
      <style:text-properties fo:color="#bdd2e7" fo:background-color="#101e2c"/>
    </style:style>
    <style:style style:name="P7" style:family="paragraph" style:parent-style-name="Standard">
      <style:paragraph-properties style:line-height-at-least="0.635cm"/>
    </style:style>
    <style:style style:name="P8" style:family="paragraph" style:parent-style-name="Standard">
      <style:paragraph-properties style:line-height-at-least="0.423cm"/>
    </style:style>
    <style:style style:name="P9" style:family="paragraph" style:parent-style-name="Standard">
      <style:paragraph-properties style:line-height-at-least="0.635cm"/>
      <style:text-properties fo:color="#00b1ff" style:font-name="Droid Sans Mono" fo:font-size="10.5pt" fo:font-style="italic" fo:font-weight="normal" fo:background-color="#101e2c"/>
    </style:style>
    <style:style style:name="P10" style:family="paragraph" style:parent-style-name="Text_20_body">
      <style:text-properties officeooo:rsid="000b771e" officeooo:paragraph-rsid="000b771e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0b771e" officeooo:paragraph-rsid="000b771e" style:font-weight-asian="bold" style:font-weight-complex="bold"/>
    </style:style>
    <style:style style:name="P13" style:family="paragraph" style:parent-style-name="Text_20_body">
      <style:text-properties fo:font-weight="bold" officeooo:rsid="000cddb5" officeooo:paragraph-rsid="000cddb5" style:font-weight-asian="bold" style:font-weight-complex="bold"/>
    </style:style>
    <style:style style:name="P14" style:family="paragraph" style:parent-style-name="Text_20_body">
      <style:text-properties fo:font-weight="bold" officeooo:rsid="000f5e2d" officeooo:paragraph-rsid="000f5e2d" style:font-weight-asian="bold" style:font-weight-complex="bold"/>
    </style:style>
    <style:style style:name="P15" style:family="paragraph" style:parent-style-name="Text_20_body">
      <style:text-properties officeooo:paragraph-rsid="000b771e"/>
    </style:style>
    <style:style style:name="P16" style:family="paragraph" style:parent-style-name="Text_20_body">
      <style:paragraph-properties style:line-height-at-least="0.635cm"/>
    </style:style>
    <style:style style:name="P17" style:family="paragraph" style:parent-style-name="Text_20_body">
      <style:text-properties officeooo:rsid="000cddb5" officeooo:paragraph-rsid="000cddb5"/>
    </style:style>
    <style:style style:name="P18" style:family="paragraph" style:parent-style-name="Text_20_body">
      <style:text-properties officeooo:paragraph-rsid="000cddb5"/>
    </style:style>
    <style:style style:name="P19" style:family="paragraph" style:parent-style-name="Text_20_body">
      <style:text-properties fo:font-weight="normal" officeooo:rsid="000f5e2d" officeooo:paragraph-rsid="000f5e2d" style:font-weight-asian="normal" style:font-weight-complex="normal"/>
    </style:style>
    <style:style style:name="P20" style:family="paragraph" style:parent-style-name="Table_20_Contents">
      <style:text-properties officeooo:rsid="000f5e2d" officeooo:paragraph-rsid="000f5e2d"/>
    </style:style>
    <style:style style:name="P21" style:family="paragraph" style:parent-style-name="Table_20_Contents">
      <style:paragraph-properties fo:text-align="center" style:justify-single-word="false"/>
      <style:text-properties officeooo:rsid="000f5e2d" officeooo:paragraph-rsid="000f5e2d"/>
    </style:style>
    <style:style style:name="P22" style:family="paragraph" style:parent-style-name="Standard">
      <style:paragraph-properties fo:text-align="center" style:justify-single-word="false"/>
      <style:text-properties style:font-name="Calibri" officeooo:paragraph-rsid="0011e0a5" style:font-name-asian="Calibri1" style:font-name-complex="Calibri1"/>
    </style:style>
    <style:style style:name="P23" style:family="paragraph" style:parent-style-name="Standard">
      <style:text-properties style:font-name="Calibri" officeooo:paragraph-rsid="0011e0a5" style:font-name-asian="Calibri1" style:font-name-complex="Calibri1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4pt" fo:font-weight="bold" officeooo:paragraph-rsid="0011e0a5" style:font-name-asian="Calibri1" style:font-size-asian="14pt" style:font-weight-asian="bold" style:font-name-complex="Calibri1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14pt" officeooo:paragraph-rsid="0011e0a5" style:font-name-asian="Calibri1" style:font-size-asian="14pt" style:font-name-complex="Calibri1"/>
    </style:style>
    <style:style style:name="P26" style:family="paragraph" style:parent-style-name="Standard">
      <style:paragraph-properties fo:text-align="center" style:justify-single-word="false"/>
      <style:text-properties officeooo:paragraph-rsid="0011e0a5"/>
    </style:style>
    <style:style style:name="P27" style:family="paragraph" style:parent-style-name="Standard">
      <style:paragraph-properties fo:text-align="end" style:justify-single-word="false"/>
      <style:text-properties officeooo:paragraph-rsid="0011e0a5"/>
    </style:style>
    <style:style style:name="P28" style:family="paragraph" style:parent-style-name="Standard">
      <style:paragraph-properties fo:text-align="center" style:justify-single-word="false"/>
      <style:text-properties fo:font-size="14pt" officeooo:paragraph-rsid="0011e0a5" style:font-size-asian="14pt" style:font-size-complex="14pt"/>
    </style:style>
    <style:style style:name="P29" style:family="paragraph" style:parent-style-name="Standard">
      <style:text-properties officeooo:paragraph-rsid="0011e0a5"/>
    </style:style>
    <style:style style:name="P30" style:family="paragraph" style:parent-style-name="Standard">
      <style:paragraph-properties fo:text-align="end" style:justify-single-word="false"/>
      <style:text-properties fo:font-weight="normal" officeooo:paragraph-rsid="0011e0a5" style:font-weight-asian="normal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officeooo:paragraph-rsid="0011e0a5"/>
    </style:style>
    <style:style style:name="P32" style:family="paragraph" style:parent-style-name="Table_20_Contents">
      <style:text-properties officeooo:rsid="000f5e2d" officeooo:paragraph-rsid="0010606d"/>
    </style:style>
    <style:style style:name="P33" style:family="paragraph" style:parent-style-name="Table_20_Contents">
      <style:text-properties officeooo:rsid="000f5e2d" officeooo:paragraph-rsid="0011e0a5"/>
    </style:style>
    <style:style style:name="P34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fo:font-weight="bold" officeooo:paragraph-rsid="0011e0a5" style:font-weight-asian="bold" style:font-weight-complex="bold"/>
    </style:style>
    <style:style style:name="T1" style:family="text">
      <style:text-properties officeooo:rsid="000b77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771e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b1ff" fo:font-style="italic"/>
    </style:style>
    <style:style style:name="T6" style:family="text">
      <style:text-properties fo:color="#00b1ff" fo:font-style="italic" officeooo:rsid="000b771e"/>
    </style:style>
    <style:style style:name="T7" style:family="text">
      <style:text-properties fo:color="#00b1ff" style:font-name="Droid Sans Mono" fo:font-size="10.5pt" fo:font-style="italic" fo:font-weight="normal"/>
    </style:style>
    <style:style style:name="T8" style:family="text">
      <style:text-properties fo:color="#00b1ff" style:font-name="Droid Sans Mono" fo:font-size="10.5pt" fo:font-style="italic" fo:font-weight="normal" officeooo:rsid="000b771e"/>
    </style:style>
    <style:style style:name="T9" style:family="text">
      <style:text-properties fo:color="#ffdc96"/>
    </style:style>
    <style:style style:name="T10" style:family="text">
      <style:text-properties fo:color="#ffdc96" style:font-name="Droid Sans Mono" fo:font-size="10.5pt" fo:font-weight="normal"/>
    </style:style>
    <style:style style:name="T11" style:family="text">
      <style:text-properties fo:color="#ffdc96" officeooo:rsid="000b771e"/>
    </style:style>
    <style:style style:name="T12" style:family="text">
      <style:text-properties style:font-name="Droid Sans Mono" fo:font-size="10.5pt" fo:font-weight="normal"/>
    </style:style>
    <style:style style:name="T13" style:family="text">
      <style:text-properties fo:color="#00dcdc"/>
    </style:style>
    <style:style style:name="T14" style:family="text">
      <style:text-properties fo:color="#00dcdc" officeooo:rsid="000b771e"/>
    </style:style>
    <style:style style:name="T15" style:family="text">
      <style:text-properties fo:color="#9696ff"/>
    </style:style>
    <style:style style:name="T16" style:family="text">
      <style:text-properties fo:color="#9696ff" officeooo:rsid="000b771e"/>
    </style:style>
    <style:style style:name="T17" style:family="text">
      <style:text-properties fo:color="#ff7878"/>
    </style:style>
    <style:style style:name="T18" style:family="text">
      <style:text-properties officeooo:rsid="000cddb5"/>
    </style:style>
    <style:style style:name="T19" style:family="text">
      <style:text-properties officeooo:rsid="0010606d"/>
    </style:style>
    <style:style style:name="T20" style:family="text">
      <style:text-properties officeooo:rsid="0011e0a5"/>
    </style:style>
    <style:style style:name="T21" style:family="text">
      <style:text-properties style:font-name="Calibri" fo:font-size="18pt" style:font-name-asian="Calibri1" style:font-size-asian="18pt" style:font-name-complex="Calibri1"/>
    </style:style>
    <style:style style:name="T22" style:family="text">
      <style:text-properties style:font-name="Calibri" fo:font-size="14pt" fo:font-weight="bold" style:font-name-asian="Calibri1" style:font-size-asian="14pt" style:font-weight-asian="bold" style:font-name-complex="Calibri1"/>
    </style:style>
    <style:style style:name="T23" style:family="text">
      <style:text-properties style:font-name="Calibri" fo:font-size="14pt" fo:font-weight="bold" officeooo:rsid="0011e0a5" style:font-name-asian="Calibri1" style:font-size-asian="14pt" style:font-weight-asian="bold" style:font-name-complex="Calibri1"/>
    </style:style>
    <style:style style:name="T24" style:family="text">
      <style:text-properties style:font-name="Calibri" fo:font-size="14pt" fo:font-weight="bold" style:font-name-asian="Calibri1" style:font-size-asian="14pt" style:font-weight-asian="bold" style:font-name-complex="Calibri1" style:font-weight-complex="bold"/>
    </style:style>
    <style:style style:name="T25" style:family="text">
      <style:text-properties style:font-name="Calibri" fo:font-size="14pt" style:font-name-asian="Calibri1" style:font-size-asian="14pt" style:font-name-complex="Calibri1"/>
    </style:style>
    <style:style style:name="T26" style:family="text">
      <style:text-properties style:font-name="Calibri" fo:font-size="14pt" style:font-name-asian="Calibri1" style:font-size-asian="14pt" style:font-name-complex="Calibri1" style:font-size-complex="14pt"/>
    </style:style>
    <style:style style:name="T27" style:family="text">
      <style:text-properties style:font-name="Calibri" fo:font-size="14pt" officeooo:rsid="0011e0a5" style:font-name-asian="Calibri1" style:font-size-asian="14pt" style:font-name-complex="Calibri1"/>
    </style:style>
    <style:style style:name="T28" style:family="text">
      <style:text-properties style:font-name="Segoe UI Symbol" fo:font-size="14pt" fo:font-weight="bold" style:font-name-asian="Segoe UI Symbol1" style:font-size-asian="14pt" style:font-weight-asian="bold" style:font-name-complex="Segoe UI Symbo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21">МГТУ им. Н.Э. Баумана</text:span></text:p>
      <text:p text:style-name="P22"/>
      <text:p text:style-name="P22"/>
      <text:p text:style-name="P22"/>
      <text:p text:style-name="P22"/>
      <text:p text:style-name="P22"/>
      <text:p text:style-name="P23"/>
      <text:p text:style-name="P24"/>
      <text:p text:style-name="P26"><text:span text:style-name="T23"/></text:p>
      <text:p text:style-name="P26"><text:span text:style-name="T22"/></text:p>
      <text:p text:style-name="P26"><text:span text:style-name="T22"/></text:p>
      <text:p text:style-name="P25"/>
      <text:p text:style-name="P26"><text:span text:style-name="T22">Дисциплина </text:span><text:span text:style-name="T23">Типы и структуры данных</text:span></text:p>
      <text:p text:style-name="P26"><text:span text:style-name="T22">Лабораторн</text:span><text:span text:style-name="T23">ая</text:span><text:span text:style-name="T22"> </text:span><text:span text:style-name="T23">работа </text:span><text:span text:style-name="T28">№</text:span><text:span text:style-name="T22">6</text:span></text:p>
      <text:p text:style-name="P26"><text:span text:style-name="T22">по теме: «</text:span><text:span text:style-name="T23">Обработка очередей</text:span><text:span text:style-name="T22">»</text:span></text:p>
      <text:p text:style-name="P29"/>
      <text:p text:style-name="P29"/>
      <text:p text:style-name="P29"/>
      <text:p text:style-name="P29"/>
      <text:p text:style-name="P28"/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><text:line-break/></text:span></text:p>
      <text:p text:style-name="P34"><text:span text:style-name="T26"/></text:p>
      <text:p text:style-name="Text_20_body"><text:span text:style-name="T2"/></text:p>
      <text:p text:style-name="P27"><text:span text:style-name="T25">Работу выполнил:</text:span></text:p>
      <text:p text:style-name="P27"><text:span text:style-name="T27">С</text:span><text:span text:style-name="T25">тудент группы ИУ7-35</text:span></text:p>
      <text:p text:style-name="P30"><text:span text:style-name="T25">Склифасовский Денис</text:span></text:p>
      <text:p text:style-name="P34"><text:span text:style-name="T26">Москва, 2019 г</text:span></text:p>
      <text:p text:style-name="Text_20_body"><text:soft-page-break/><text:span text:style-name="T2">Цель работы:</text:span> отработка навыков работы с типом данных «очередь», представленным в виде одномерного массива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 </text:p>
      <text:p text:style-name="Text_20_body"><text:span text:style-name="T2">Условие задачи </text:span><text:span text:style-name="T3">(вар 2)</text:span><text:span text:style-name="T2">: <text:s/></text:span><text:span text:style-name="T1">Заявки 1-го и 2-го типов поступают в "хвосты" своих очередей по случайному закону с интервалами времени Т1 и Т2, равномерно распределенными от 1 до 5 и от 0 до 3 единиц времени (е.в.) соответственно.В ОА они поступают из "головы" очереди по одной и обслуживаются также равновероятно за времена Т3 и Т4, распределенные от 0 до 4 е.в. и от 0 до 1 е.в. соответственно, после чего покидают систему. (Все времена – вещественного типа) В начале процесса в системе заявок нет. Заявка 2-го типа может войти в ОА, если в системе нет заявок 1-го типа. Если в момент обслуживания заявки 2-го типа в пустую очередь входит заявка 1-го типа, то она ждет первого освобождения ОА и далее поступает на обслуживание (система с относительным приоритетом ). Смоделировать процесс обслуживания первых 1000 заявок 1-го типа. Выдать на экран после обслуживания каждых 100 заявок 1-го типа информацию о текущей и средней длине каждой очереди, количестве вошедших и вышедших заявок и о среднем времени пребывания заявок в очереди. В конце процесса выдать общее время моделирования и количество вошедших в систему и вышедших из нее заявок обоих типов. По требованию пользователя выдать на экран адреса элементов очереди при удалении и добавлении элементов. Проследить, возникает ли при этом фрагментация памяти.</text:span></text:p>
      <text:p text:style-name="Text_20_body"><text:span text:style-name="T2">Входные данные:</text:span> Интервалы времени, число заявок первого типа для обработки, через какой промежуток заявок сохранять лог. </text:p>
      <text:p text:style-name="P15"><text:span text:style-name="T2">Выходные данные:</text:span> </text:p>
      <text:p text:style-name="P15"><text:span text:style-name="T1">П</text:span>осле обслуживания каждых 100 заявок выводится текущая и средняя длина очереди, <text:span text:style-name="T1">кол-во вошедших и вышедших элементов в первую и вторую очереди</text:span>. </text:p>
      <text:p text:style-name="Text_20_body">Краткая сводка по процессу: расчетное и практическое время моделирования, расчетное и практическое время простоя, реальное время моделирования, размер задействованной под очередь памяти.</text:p>
      <text:p text:style-name="Text_20_body"><text:span text:style-name="T2">Возможные ошибки: <text:s/></text:span>Неверный формат ввода данных </text:p>
      <text:p text:style-name="P11">Структуры данных: </text:p>
      <text:p text:style-name="Text_20_body">Очередь реализованная закольцованным массивом: </text:p>
      <text:p text:style-name="P9"/>
      <text:p text:style-name="P9"/>
      <text:p text:style-name="P9"/>
      <text:p text:style-name="P3"><text:span text:style-name="T5">struct</text:span> <text:span text:style-name="T9">QueueForArray</text:span> </text:p>
      <text:p text:style-name="P1">{</text:p>
      <text:p text:style-name="P6">    <text:span text:style-name="T7">int</text:span><text:span text:style-name="T12"> </text:span><text:span text:style-name="T10">qu</text:span><text:span text:style-name="T12">[QMAX];</text:span></text:p>
      <text:p text:style-name="P6">    <text:span text:style-name="T7">in</text:span><text:span text:style-name="T8">t</text:span><text:span text:style-name="T12"> rear, frnt;</text:span></text:p>
      <text:p text:style-name="P1">};</text:p>
      <text:p text:style-name="P16"><text:soft-page-break/>Очередь реализованная списком:</text:p>
      <text:p text:style-name="P3"><text:span text:style-name="T5">struct</text:span> <text:span text:style-name="T9">node_t</text:span></text:p>
      <text:p text:style-name="P1">{</text:p>
      <text:p text:style-name="P6">    <text:span text:style-name="T7">struct</text:span><text:span text:style-name="T12"> </text:span><text:span text:style-name="T10">node_t</text:span><text:span text:style-name="T12"> </text:span><text:span text:style-name="T7">*</text:span><text:span text:style-name="T10">last</text:span><text:span text:style-name="T12">;</text:span></text:p>
      <text:p text:style-name="P6">    <text:span text:style-name="T7">int</text:span><text:span text:style-name="T12"> value;</text:span></text:p>
      <text:p text:style-name="P1">};</text:p>
      <text:p text:style-name="P8"/>
      <text:p text:style-name="P1"><text:span text:style-name="T5">struct</text:span> <text:span text:style-name="T9">QueueForList</text:span></text:p>
      <text:p text:style-name="P1">{</text:p>
      <text:p text:style-name="P6">    <text:span text:style-name="T7">struct</text:span><text:span text:style-name="T12"> </text:span><text:span text:style-name="T10">node_t</text:span><text:span text:style-name="T12"> </text:span><text:span text:style-name="T7">*</text:span><text:span text:style-name="T10">ptr_push</text:span><text:span text:style-name="T12">;</text:span></text:p>
      <text:p text:style-name="P6">    <text:span text:style-name="T7">struct</text:span><text:span text:style-name="T12"> </text:span><text:span text:style-name="T10">node_t</text:span><text:span text:style-name="T12"> </text:span><text:span text:style-name="T7">*</text:span><text:span text:style-name="T10">ptr_pop</text:span><text:span text:style-name="T12">;</text:span></text:p>
      <text:p text:style-name="P6">    <text:span text:style-name="T7">int</text:span><text:span text:style-name="T12"> len;</text:span></text:p>
      <text:p text:style-name="P1">};</text:p>
      <text:p text:style-name="P7"/>
      <text:p text:style-name="P11">Функции: </text:p>
      <text:p text:style-name="P10">Функции для работы с очередью в виде массива</text:p>
      <text:p text:style-name="P1"><text:span text:style-name="T5">float</text:span> <text:span text:style-name="T13">RandTime</text:span>(<text:span text:style-name="T5">int</text:span> <text:span text:style-name="T9">min</text:span>, <text:span text:style-name="T5">int</text:span> <text:span text:style-name="T9">max</text:span>);</text:p>
      <text:p text:style-name="P1"><text:span text:style-name="T5">void</text:span> <text:span text:style-name="T13">RemoveElementxForArray</text:span>(<text:span text:style-name="T5">struct</text:span> <text:span text:style-name="T9">QueueForArray</text:span> <text:span text:style-name="T5">*</text:span><text:span text:style-name="T9">q</text:span>);</text:p>
      <text:p text:style-name="P1"><text:span text:style-name="T5">void</text:span> <text:span text:style-name="T13">RemoveElementForArray</text:span>(<text:span text:style-name="T5">struct</text:span> <text:span text:style-name="T9">QueueForArray</text:span> <text:span text:style-name="T5">*</text:span><text:span text:style-name="T9">q</text:span>);</text:p>
      <text:p text:style-name="P1"><text:span text:style-name="T5">void</text:span> <text:span text:style-name="T13">PrintForArray</text:span>(<text:span text:style-name="T5">struct</text:span> <text:span text:style-name="T9">QueueForArray</text:span> <text:span text:style-name="T5">*</text:span><text:span text:style-name="T9">q</text:span>);</text:p>
      <text:p text:style-name="P1"><text:span text:style-name="T5">int</text:span> <text:span text:style-name="T13">IsEmptyForArray</text:span>(<text:span text:style-name="T5">struct</text:span> <text:span text:style-name="T9">QueueForArray</text:span> <text:span text:style-name="T5">*</text:span><text:span text:style-name="T9">q</text:span>);</text:p>
      <text:p text:style-name="P1"><text:span text:style-name="T5">void</text:span> <text:span text:style-name="T13">InsertForArray</text:span>(<text:span text:style-name="T5">struct</text:span> <text:span text:style-name="T9">QueueForArray</text:span> <text:span text:style-name="T5">*</text:span><text:span text:style-name="T9">q</text:span>, <text:span text:style-name="T5">int</text:span> <text:span text:style-name="T9">x</text:span>, <text:span text:style-name="T5">int</text:span> <text:span text:style-name="T5">*</text:span><text:span text:style-name="T9">err</text:span>);</text:p>
      <text:p text:style-name="P2"><text:span text:style-name="T5">void</text:span> <text:span text:style-name="T13">InitForArray</text:span>(<text:span text:style-name="T5">struct</text:span> <text:span text:style-name="T9">QueueForArray</text:span> <text:span text:style-name="T5">*</text:span><text:span text:style-name="T9">q</text:span>);</text:p>
      <text:p text:style-name="P2"/>
      <text:p text:style-name="P10">Функции для работы с очередью в виде списка</text:p>
      <text:p text:style-name="P4"><text:span text:style-name="T5">void</text:span> <text:span text:style-name="T13">InitForList</text:span>(<text:span text:style-name="T5">struct</text:span> <text:span text:style-name="T9">QueueForList</text:span> <text:span text:style-name="T5">*</text:span><text:span text:style-name="T9">queue</text:span>);</text:p>
      <text:p text:style-name="P1"><text:span text:style-name="T5">void</text:span> <text:span text:style-name="T13">FreeList</text:span>(<text:span text:style-name="T5">struct</text:span> <text:span text:style-name="T9">QueueForList</text:span> <text:span text:style-name="T5">*</text:span><text:span text:style-name="T9">queue</text:span>);</text:p>
      <text:p text:style-name="P1"><text:span text:style-name="T5">int</text:span> <text:span text:style-name="T13">PushList</text:span>(<text:span text:style-name="T5">struct</text:span> <text:span text:style-name="T9">QueueForList</text:span> <text:span text:style-name="T5">*</text:span><text:span text:style-name="T9">queue</text:span>, <text:span text:style-name="T5">int</text:span> <text:span text:style-name="T9">elem</text:span>);</text:p>
      <text:p text:style-name="P1"><text:span text:style-name="T5">void</text:span> <text:span text:style-name="T13">PopList</text:span>(<text:span text:style-name="T5">struct</text:span> <text:span text:style-name="T9">QueueForList</text:span> <text:span text:style-name="T5">*</text:span><text:span text:style-name="T9">queue</text:span>);</text:p>
      <text:p text:style-name="P1"/>
      <text:p text:style-name="P10">Функции для вызова подпрограмм запуска алгоритма</text:p>
      <text:p text:style-name="P5"><text:span text:style-name="T6">void</text:span><text:span text:style-name="T1"> </text:span><text:span text:style-name="T14">SimulateResultArray</text:span><text:span text:style-name="T1">(</text:span><text:span text:style-name="T16">config_t</text:span><text:span text:style-name="T1"> </text:span><text:span text:style-name="T11">config</text:span><text:span text:style-name="T1">);</text:span></text:p>
      <text:p text:style-name="P1"><text:span text:style-name="T5">void</text:span> <text:span text:style-name="T13">SimulateResultList</text:span>(<text:span text:style-name="T15">config_t</text:span> <text:span text:style-name="T9">config</text:span>);</text:p>
      <text:p text:style-name="P1"><text:span text:style-name="T5">int</text:span> <text:span text:style-name="T13">FindAverage</text:span>(<text:span text:style-name="T5">struct</text:span> Table <text:span text:style-name="T17">*</text:span><text:span text:style-name="T9">CurTable</text:span>, <text:span text:style-name="T5">int</text:span> <text:span text:style-name="T9">Count</text:span>, <text:span text:style-name="T5">int</text:span> <text:span text:style-name="T9">flag</text:span>);</text:p>
      <text:p text:style-name="P1"><text:span text:style-name="T5">void</text:span> <text:span text:style-name="T13">ChangeConfig</text:span>(<text:span text:style-name="T15">config_t</text:span> <text:span text:style-name="T17">*</text:span><text:span text:style-name="T9">config</text:span>);</text:p>
      <text:p text:style-name="P10"/>
      <text:p text:style-name="P10"/>
      <text:p text:style-name="P10"/>
      <text:p text:style-name="P10"/>
      <text:p text:style-name="P10"/>
      <text:p text:style-name="P10"/>
      <text:p text:style-name="P12">Алгоритм: </text:p>
      <text:p text:style-name="Text_20_body">Программа предоставляет на выбор 3 команды: </text:p>
      <text:p text:style-name="P17">1) Смоделировать работу ОА с помощью очередей, реализованных массивом</text:p>
      <text:p text:style-name="P17"><text:soft-page-break/>2) Смоделировать работу ОА с помощью очередей, реализованных списком </text:p>
      <text:p text:style-name="Text_20_body"><text:span text:style-name="T18">3</text:span>) Изменить параметры моделирования </text:p>
      <text:p text:style-name="Text_20_body"><text:span text:style-name="T18">4</text:span>) Завершение работы программы </text:p>
      <text:p text:style-name="Text_20_body">В случае выбора команды: </text:p>
      <text:p text:style-name="P18"><text:span text:style-name="T18">1, </text:span>2 – процесс работы ОА дважды моделируется с помощью очередей, реализованных массивом и списком. После каждого моделирования выводятся данные о нём </text:p>
      <text:p text:style-name="Text_20_body"><text:span text:style-name="T18">3 </text:span>– <text:span text:style-name="T18">П</text:span>редлагается ввести новые шага вывода, требуемого количества обработанных заявок, количества обработок одной заявки, диапазона времени входа новой заявки, диапазона времени обработки заявки. В случае ошибки ввода выводится сообщение об этом и предлагается повторить ввод </text:p>
      <text:p text:style-name="Text_20_body"><text:span text:style-name="T18">4</text:span> – программа завершает свою работу </text:p>
      <text:p text:style-name="P13">Тесты:</text:p>
      <text:p text:style-name="P19">1)<text:tab/>Input &gt; фыа</text:p>
      <text:p text:style-name="P19"><text:tab/>Error</text:p>
      <text:p text:style-name="P14">Анализ эффективности (по времени)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Text_20_body">Требуемое количество обработанных заявок</text:p>
          </table:table-cell>
          <table:table-cell table:style-name="Таблица1.A1" office:value-type="string">
            <text:p text:style-name="P21">1000</text:p>
          </table:table-cell>
          <table:table-cell table:style-name="Таблица1.A1" office:value-type="string">
            <text:p text:style-name="P21">10 000</text:p>
          </table:table-cell>
          <table:table-cell table:style-name="Таблица1.D1" office:value-type="string">
            <text:p text:style-name="P21">100 000</text:p>
          </table:table-cell>
        </table:table-row>
        <table:table-row>
          <table:table-cell table:style-name="Таблица1.A2" office:value-type="string">
            <text:p text:style-name="P20">Массив</text:p>
          </table:table-cell>
          <table:table-cell table:style-name="Таблица1.A2" office:value-type="string">
            <text:p text:style-name="P32">0.000714 <text:span text:style-name="T19">(8016b)</text:span></text:p>
          </table:table-cell>
          <table:table-cell table:style-name="Таблица1.A2" office:value-type="string">
            <text:p text:style-name="P33"><text:s/>0.003576 <text:span text:style-name="T19">(8016b)</text:span></text:p>
          </table:table-cell>
          <table:table-cell table:style-name="Таблица1.D2" office:value-type="string">
            <text:p text:style-name="P33">0.028734 <text:span text:style-name="T19">(8016b)</text:span></text:p>
          </table:table-cell>
        </table:table-row>
        <table:table-row>
          <table:table-cell table:style-name="Таблица1.A2" office:value-type="string">
            <text:p text:style-name="P20">Список</text:p>
          </table:table-cell>
          <table:table-cell table:style-name="Таблица1.A2" office:value-type="string">
            <text:p text:style-name="P20">0.001125 <text:span text:style-name="T20">(120b)</text:span></text:p>
          </table:table-cell>
          <table:table-cell table:style-name="Таблица1.A2" office:value-type="string">
            <text:p text:style-name="P20">0.008206 <text:span text:style-name="T20">(168b)</text:span></text:p>
          </table:table-cell>
          <table:table-cell table:style-name="Таблица1.D2" office:value-type="string">
            <text:p text:style-name="P20">0.038603 <text:span text:style-name="T20">(408b)</text:span></text:p>
          </table:table-cell>
        </table:table-row>
      </table:table>
      <text:p text:style-name="P19"/>
      <text:p text:style-name="P19"><text:span text:style-name="T2">Вывод</text:span>: если не предполагается, что длина очереди будет достигать больших значений (&gt;10^4-5), то эффективнее использовать массив. Дает значительный выигрыш по времени и памяти. Значительный проигрыш по памяти будет наблюдаться лишь при очень больших длинах очереди из-за двукратного увеличения выделяемой под массив памяти. Если увеличивать выделяемую под массив память дискретно, проигрыша можно избежать. </text:p>
      <text:p text:style-name="Text_20_body"><text:span text:style-name="T2">Контрольные вопросы:</text:span> </text:p>
      <text:p text:style-name="Text_20_body">1. Что такое очередь? </text:p>
      <text:p text:style-name="Text_20_body">Очередь – последовательной список переменной длины. Включение элементов идёт с «хвоста» списка, исключение – с «головы» списка. Принцип работы: первым вошел – первым вышел. </text:p>
      <text:p text:style-name="Text_20_body">2. Каким образом, и какой объем памяти выделяется под хранение очереди при различной ее реализации? </text:p>
      <text:p text:style-name="Text_20_body">При реализации списком, память выделяется динамически по мере необходимости. </text:p>
      <text:p text:style-name="Text_20_body">При реализации массивом, память выделяется сразу под все элементы, которые затем хранятся в массиве. </text:p>
      <text:p text:style-name="Text_20_body"><text:soft-page-break/>3. Каким образом освобождается память при удалении элемента из очереди при ее различной реализации? </text:p>
      <text:p text:style-name="Text_20_body">При реализации списком, считывается первый с головы (текущий) элемент, происходит смещение головы, а тот элемент освобождается. </text:p>
      <text:p text:style-name="Text_20_body">При реализации очереди массивом, считывается текущий элемент, указатель на голову очереди смещается. </text:p>
      <text:p text:style-name="Text_20_body">4. Что происходит с элементами очереди при ее просмотре? </text:p>
      <text:p text:style-name="Text_20_body">При просмотре очереди текущий элемент из нее удаляется. </text:p>
      <text:p text:style-name="Text_20_body">5. Каким образом эффективнее реализовывать очередь. От чего это зависит? </text:p>
      <text:p text:style-name="Text_20_body">Закольцованным массивом. Добавление и удаление элементов происходит быстрее, занимает меньше памяти. Риск фрагментации памяти меньше. Требует правильно подобранного способа увеличения выделенной памяти. </text:p>
      <text:p text:style-name="Text_20_body">7. Каковы достоинства и недостатки различных реализаций очереди в зависимости от выполняемых над ней операций? </text:p>
      <text:p text:style-name="Text_20_body">При реализации очереди массивом не возникает фрагментации памяти, затрачивается время на сдвиг элементов. Чтобы этого избежать, можно использовать кольцевой массив, но будет сложнее реализовать операции работы с такой очередью. При реализации списком может возникнуть фрагментация памяти. </text:p>
      <text:p text:style-name="Text_20_body">8. Что такое фрагментация памяти? </text:p>
      <text:p text:style-name="Text_20_body">Фрагментация – чередование занятых и свободных участков памяти при последовательных запросах на добавление и удаление. Свободные участки могут быть слишком малы, чтобы хранить в них нужную информацию. </text:p>
      <text:p text:style-name="Text_20_body">9. На что необходимо обратить внимание при тестировании программы? </text:p>
      <text:p text:style-name="Text_20_body">Необходимо обратить внимание на корректное освобождение памяти при удалении элемента из очереди и на переполнение памяти при добавлении элемента в очередь. </text:p>
      <text:p text:style-name="Text_20_body">10. Каким образом физически выделяется и освобождается память при динамических запросах? </text:p>
      <text:p text:style-name="Text_20_body">Программа запрашивает блок памяти необходимого размера. ОС находит подходящий блок, записывает его адрес и размер в таблицу адресов, а затем возвращает данный адрес в программу. При запросе на освобождение указанного блока программы, ОС убирает его из таблицы адресов, адрес считается освобожденным. При попытке доступа к освобожденной памяти могут возникнуть ошибки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7:57:21.054930038</meta:creation-date>
    <dc:date>2019-12-19T21:37:17.461848469</dc:date>
    <meta:editing-duration>PT4H9M24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5" meta:paragraph-count="102" meta:word-count="988" meta:character-count="7415" meta:non-whitespace-character-count="6448"/>
  </office:meta>
</office:document-meta>
</file>